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4CB8FB6185553B6D.png" manifest:media-type="image/png"/>
  <manifest:file-entry manifest:full-path="Pictures/1000020100000640000003847B7BE6DCD790DC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6feea" officeooo:paragraph-rsid="0016feea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Image1" text:anchor-type="paragraph" svg:x="-0.148cm" svg:y="2.566cm" svg:width="16.796cm" svg:height="21.904cm" draw:z-index="0"><draw:image xlink:href="Pictures/1000020100000640000003847B7BE6DCD790DCAA.png" xlink:type="simple" xlink:show="embed" xlink:actuate="onLoad" loext:mime-type="image/png"/></draw:frame></text:p>
      <text:p text:style-name="P1">CYCLE1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2" text:anchor-type="paragraph" svg:x="0.09cm" svg:y="0.078cm" svg:width="16.671cm" svg:height="22.825cm" draw:z-index="1"><draw:image xlink:href="Pictures/1000020100000640000003844CB8FB6185553B6D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99pt double #000000" style:border-line-width="0cm 0.026cm 0.026cm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10:49:34.931971552</meta:creation-date>
    <dc:date>2022-03-17T10:58:26.355041946</dc:date>
    <meta:editing-duration>PT8M52S</meta:editing-duration>
    <meta:editing-cycles>1</meta:editing-cycles>
    <meta:document-statistic meta:table-count="0" meta:image-count="2" meta:object-count="0" meta:page-count="3" meta:paragraph-count="1" meta:word-count="1" meta:character-count="6" meta:non-whitespace-character-count="6"/>
    <meta:generator>LibreOffice/6.0.7.3$Linux_X86_64 LibreOffice_project/00m0$Build-3</meta:generator>
  </office:meta>
</office:document-meta>
</file>